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256a4e"/>
    </style:style>
    <style:style style:name="P2" style:family="paragraph" style:parent-style-name="Standard">
      <style:text-properties fo:font-weight="normal" officeooo:rsid="001ff4ba" officeooo:paragraph-rsid="00256a4e" style:font-weight-asian="normal" style:font-weight-complex="normal"/>
    </style:style>
    <style:style style:name="P3" style:family="paragraph" style:parent-style-name="Text_20_body">
      <style:text-properties officeooo:rsid="001ff4ba" officeooo:paragraph-rsid="001ff4ba"/>
    </style:style>
    <style:style style:name="P4" style:family="paragraph" style:parent-style-name="Text_20_body">
      <style:text-properties fo:font-weight="bold" officeooo:rsid="001ff4ba" officeooo:paragraph-rsid="001ff4ba" style:font-weight-asian="bold" style:font-weight-complex="bold"/>
    </style:style>
    <style:style style:name="P5" style:family="paragraph" style:parent-style-name="Text_20_body">
      <style:text-properties fo:font-weight="bold" officeooo:rsid="001ff4ba" officeooo:paragraph-rsid="00256a4e" style:font-weight-asian="bold" style:font-weight-complex="bold"/>
    </style:style>
    <style:style style:name="P6" style:family="paragraph" style:parent-style-name="Text_20_body">
      <style:text-properties fo:font-weight="bold" officeooo:rsid="00246eb9" officeooo:paragraph-rsid="00246eb9" style:font-weight-asian="bold" style:font-weight-complex="bold"/>
    </style:style>
    <style:style style:name="P7" style:family="paragraph" style:parent-style-name="Text_20_body">
      <style:text-properties fo:font-weight="bold" officeooo:rsid="00256a4e" officeooo:paragraph-rsid="00256a4e" style:font-weight-asian="bold" style:font-weight-complex="bold"/>
    </style:style>
    <style:style style:name="P8" style:family="paragraph" style:parent-style-name="Text_20_body">
      <style:text-properties fo:font-weight="normal" officeooo:rsid="001ff4ba" officeooo:paragraph-rsid="001ff4ba" style:font-weight-asian="normal" style:font-weight-complex="normal"/>
    </style:style>
    <style:style style:name="P9" style:family="paragraph" style:parent-style-name="Text_20_body">
      <style:text-properties fo:font-weight="normal" officeooo:rsid="00266d60" officeooo:paragraph-rsid="00266d60" style:font-weight-asian="normal" style:font-weight-complex="normal"/>
    </style:style>
    <style:style style:name="P10" style:family="paragraph" style:parent-style-name="Text_20_body">
      <style:text-properties officeooo:paragraph-rsid="001ff4ba"/>
    </style:style>
    <style:style style:name="P11" style:family="paragraph" style:parent-style-name="Text_20_body">
      <style:text-properties style:text-underline-style="solid" style:text-underline-width="auto" style:text-underline-color="font-color" fo:font-weight="normal" officeooo:rsid="0029241b" officeooo:paragraph-rsid="0029241b" style:font-weight-asian="normal" style:font-weight-complex="normal"/>
    </style:style>
    <style:style style:name="P12" style:family="paragraph" style:parent-style-name="Text_20_body">
      <style:text-properties style:text-underline-style="solid" style:text-underline-width="auto" style:text-underline-color="font-color" fo:font-weight="normal" officeooo:rsid="0029a9e2" officeooo:paragraph-rsid="0029a9e2" style:font-weight-asian="normal" style:font-weight-complex="normal"/>
    </style:style>
    <style:style style:name="P13" style:family="paragraph" style:parent-style-name="Text_20_body">
      <style:text-properties style:text-underline-style="solid" style:text-underline-width="auto" style:text-underline-color="font-color" fo:font-weight="normal" officeooo:rsid="002b2b20" officeooo:paragraph-rsid="002b2b20" style:font-weight-asian="normal" style:font-weight-complex="normal"/>
    </style:style>
    <style:style style:name="P14" style:family="paragraph" style:parent-style-name="Text_20_body">
      <style:text-properties style:text-underline-style="solid" style:text-underline-width="auto" style:text-underline-color="font-color" fo:font-weight="normal" officeooo:rsid="002cd1f0" officeooo:paragraph-rsid="002cd1f0" style:font-weight-asian="normal" style:font-weight-complex="normal"/>
    </style:style>
    <style:style style:name="P15" style:family="paragraph" style:parent-style-name="Text_20_body">
      <style:text-properties style:text-underline-style="solid" style:text-underline-width="auto" style:text-underline-color="font-color" fo:font-weight="normal" officeooo:rsid="002fa42a" officeooo:paragraph-rsid="002fa42a" style:font-weight-asian="normal" style:font-weight-complex="normal"/>
    </style:style>
    <style:style style:name="P16" style:family="paragraph" style:parent-style-name="Text_20_body">
      <style:text-properties style:text-underline-style="solid" style:text-underline-width="auto" style:text-underline-color="font-color" fo:font-weight="bold" officeooo:rsid="00266d60" officeooo:paragraph-rsid="00266d60" style:font-weight-asian="bold" style:font-weight-complex="bold"/>
    </style:style>
    <style:style style:name="P17" style:family="paragraph" style:parent-style-name="Text_20_body">
      <style:text-properties style:text-underline-style="solid" style:text-underline-width="auto" style:text-underline-color="font-color" fo:font-weight="bold" officeooo:rsid="0027f968" officeooo:paragraph-rsid="0027f968" style:font-weight-asian="bold" style:font-weight-complex="bold"/>
    </style:style>
    <style:style style:name="P18" style:family="paragraph" style:parent-style-name="Text_20_body">
      <style:text-properties style:text-underline-style="solid" style:text-underline-width="auto" style:text-underline-color="font-color" fo:font-weight="bold" officeooo:rsid="0029241b" officeooo:paragraph-rsid="0029241b" style:font-weight-asian="bold" style:font-weight-complex="bold"/>
    </style:style>
    <style:style style:name="P19" style:family="paragraph" style:parent-style-name="Text_20_body">
      <style:text-properties style:text-underline-style="solid" style:text-underline-width="auto" style:text-underline-color="font-color" fo:font-weight="bold" officeooo:rsid="0029241b" officeooo:paragraph-rsid="002b2b20" style:font-weight-asian="bold" style:font-weight-complex="bold"/>
    </style:style>
    <style:style style:name="P20" style:family="paragraph" style:parent-style-name="Text_20_body">
      <style:text-properties style:text-underline-style="solid" style:text-underline-width="auto" style:text-underline-color="font-color" fo:font-weight="bold" officeooo:rsid="002b2b20" officeooo:paragraph-rsid="002b2b20" style:font-weight-asian="bold" style:font-weight-complex="bold"/>
    </style:style>
    <style:style style:name="P21" style:family="paragraph" style:parent-style-name="Text_20_body">
      <style:text-properties style:text-underline-style="solid" style:text-underline-width="auto" style:text-underline-color="font-color" fo:font-weight="bold" officeooo:rsid="002cd1f0" officeooo:paragraph-rsid="002cd1f0" style:font-weight-asian="bold" style:font-weight-complex="bold"/>
    </style:style>
    <style:style style:name="P22" style:family="paragraph" style:parent-style-name="Text_20_body">
      <style:text-properties style:text-underline-style="solid" style:text-underline-width="auto" style:text-underline-color="font-color" fo:font-weight="bold" officeooo:rsid="002eb981" officeooo:paragraph-rsid="002eb981" style:font-weight-asian="bold" style:font-weight-complex="bold"/>
    </style:style>
    <style:style style:name="P23" style:family="paragraph" style:parent-style-name="Text_20_body">
      <style:text-properties style:text-underline-style="solid" style:text-underline-width="auto" style:text-underline-color="font-color" fo:font-weight="bold" officeooo:rsid="002ecdee" officeooo:paragraph-rsid="002ecdee" style:font-weight-asian="bold" style:font-weight-complex="bold"/>
    </style:style>
    <style:style style:name="P24" style:family="paragraph" style:parent-style-name="Text_20_body">
      <style:text-properties style:text-underline-style="solid" style:text-underline-width="auto" style:text-underline-color="font-color" fo:font-weight="bold" officeooo:rsid="002fa42a" officeooo:paragraph-rsid="002fa42a" style:font-weight-asian="bold" style:font-weight-complex="bold"/>
    </style:style>
    <style:style style:name="P25" style:family="paragraph" style:parent-style-name="Text_20_body">
      <style:text-properties style:text-underline-style="solid" style:text-underline-width="auto" style:text-underline-color="font-color" fo:font-weight="bold" officeooo:rsid="002fa42a" officeooo:paragraph-rsid="0030b6c4" style:font-weight-asian="bold" style:font-weight-complex="bold"/>
    </style:style>
    <style:style style:name="P26" style:family="paragraph" style:parent-style-name="Text_20_body">
      <style:text-properties style:text-underline-style="solid" style:text-underline-width="auto" style:text-underline-color="font-color" fo:font-weight="bold" officeooo:rsid="0030b6c4" officeooo:paragraph-rsid="0030b6c4" style:font-weight-asian="bold" style:font-weight-complex="bold"/>
    </style:style>
    <style:style style:name="P27" style:family="paragraph" style:parent-style-name="Text_20_body">
      <style:text-properties officeooo:paragraph-rsid="002cd1f0"/>
    </style:style>
    <style:style style:name="P28" style:family="paragraph" style:parent-style-name="Text_20_body">
      <style:paragraph-properties fo:margin-top="0cm" fo:margin-bottom="0cm" loext:contextual-spacing="false"/>
      <style:text-properties fo:color="#b85c00" style:text-underline-style="solid" style:text-underline-width="auto" style:text-underline-color="font-color" fo:font-weight="bold" officeooo:rsid="002eb981" officeooo:paragraph-rsid="002eb981" style:font-weight-asian="bold"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normal" officeooo:rsid="001ff4ba" style:font-style-asian="normal" style:font-weight-asian="normal" style:font-style-complex="normal" style:font-weight-complex="normal"/>
    </style:style>
    <style:style style:name="T5" style:family="text">
      <style:text-properties fo:font-style="normal" fo:font-weight="normal" officeooo:rsid="0020d670" style:font-style-asian="normal" style:font-weight-asian="normal" style:font-style-complex="normal" style:font-weight-complex="normal"/>
    </style:style>
    <style:style style:name="T6" style:family="text">
      <style:text-properties fo:font-style="normal" fo:font-weight="normal" officeooo:rsid="00229b63" style:font-style-asian="normal" style:font-weight-asian="normal" style:font-style-complex="normal" style:font-weight-complex="normal"/>
    </style:style>
    <style:style style:name="T7" style:family="text">
      <style:text-properties fo:font-style="normal" fo:font-weight="normal" officeooo:rsid="0022c115" style:font-style-asian="normal" style:font-weight-asian="normal" style:font-style-complex="normal" style:font-weight-complex="normal"/>
    </style:style>
    <style:style style:name="T8" style:family="text">
      <style:text-properties fo:language="fr" fo:country="FR"/>
    </style:style>
    <style:style style:name="T9" style:family="text">
      <style:text-properties fo:language="fr" fo:country="FR" fo:font-weight="bold"/>
    </style:style>
    <style:style style:name="T10" style:family="text">
      <style:text-properties fo:language="fr" fo:country="FR" fo:font-weight="bold" officeooo:rsid="001ff4ba" style:font-weight-asian="normal" style:font-weight-complex="normal"/>
    </style:style>
    <style:style style:name="T11" style:family="text">
      <style:text-properties fo:language="fr" fo:country="FR" fo:font-weight="bold" style:font-weight-asian="bold" style:font-weight-complex="bold"/>
    </style:style>
    <style:style style:name="T12" style:family="text">
      <style:text-properties fo:language="fr" fo:country="FR" fo:font-style="normal" style:font-style-asian="normal" style:font-style-complex="normal"/>
    </style:style>
    <style:style style:name="T13" style:family="text">
      <style:text-properties fo:language="fr" fo:country="FR" fo:font-style="normal" officeooo:rsid="0030b6c4" style:font-style-asian="normal" style:font-style-complex="normal"/>
    </style:style>
    <style:style style:name="T14" style:family="text">
      <style:text-properties fo:language="fr" fo:country="FR" fo:font-style="normal" style:text-underline-style="none" fo:font-weight="normal" style:font-style-asian="normal" style:font-weight-asian="normal" style:font-style-complex="normal" style:font-weight-complex="normal"/>
    </style:style>
    <style:style style:name="T15" style:family="text">
      <style:text-properties fo:language="fr" fo:country="FR" fo:font-style="normal" style:text-underline-style="none" fo:font-weight="normal" officeooo:rsid="002eb981" style:font-style-asian="normal" style:font-weight-asian="normal" style:font-style-complex="normal" style:font-weight-complex="normal"/>
    </style:style>
    <style:style style:name="T16" style:family="text">
      <style:text-properties fo:language="fr" fo:country="FR" fo:font-style="normal" style:text-underline-style="none" style:font-style-asian="normal" style:font-style-complex="normal"/>
    </style:style>
    <style:style style:name="T17" style:family="text">
      <style:text-properties fo:language="fr" fo:country="FR" fo:font-style="normal" style:text-underline-style="none" officeooo:rsid="002b2b20" style:font-style-asian="normal" style:font-style-complex="normal"/>
    </style:style>
    <style:style style:name="T18" style:family="text">
      <style:text-properties fo:language="fr" fo:country="FR" fo:font-style="normal" style:text-underline-style="none" officeooo:rsid="002eb981" style:font-style-asian="normal" style:font-style-complex="normal"/>
    </style:style>
    <style:style style:name="T19" style:family="text">
      <style:text-properties fo:language="fr" fo:country="FR" fo:font-style="normal" style:text-underline-style="none" officeooo:rsid="002ecdee" style:font-style-asian="normal" style:font-style-complex="normal"/>
    </style:style>
    <style:style style:name="T20" style:family="text">
      <style:text-properties fo:language="fr" fo:country="FR" fo:font-style="normal" style:text-underline-style="none" officeooo:rsid="002fa42a" style:font-style-asian="normal" style:font-style-complex="normal"/>
    </style:style>
    <style:style style:name="T21" style:family="text">
      <style:text-properties fo:language="fr" fo:country="FR" fo:font-style="normal" style:text-underline-style="none" officeooo:rsid="0030b6c4" style:font-style-asian="normal" style:font-style-complex="normal"/>
    </style:style>
    <style:style style:name="T22" style:family="text">
      <style:text-properties fo:language="fr" fo:country="FR" fo:font-style="normal" style:text-underline-style="none" fo:font-weight="bold" style:font-style-asian="normal" style:font-weight-asian="bold" style:font-style-complex="normal" style:font-weight-complex="bold"/>
    </style:style>
    <style:style style:name="T23" style:family="text">
      <style:text-properties fo:language="fr" fo:country="FR" fo:font-style="normal" style:text-underline-style="none" fo:font-weight="bold" officeooo:rsid="002fa42a" style:font-style-asian="normal" style:font-weight-asian="bold" style:font-style-complex="normal" style:font-weight-complex="bold"/>
    </style:style>
    <style:style style:name="T24" style:family="text">
      <style:text-properties fo:language="fr" fo:country="FR" fo:font-style="normal" style:text-underline-style="none" fo:font-weight="bold" officeooo:rsid="0030b6c4" style:font-style-asian="normal" style:font-weight-asian="bold" style:font-style-complex="normal" style:font-weight-complex="bold"/>
    </style:style>
    <style:style style:name="T25" style:family="text">
      <style:text-properties fo:language="fr" fo:country="FR" fo:font-style="normal" fo:font-weight="normal" style:font-style-asian="normal" style:font-weight-asian="normal" style:font-style-complex="normal" style:font-weight-complex="normal"/>
    </style:style>
    <style:style style:name="T26" style:family="text">
      <style:text-properties fo:language="fr" fo:country="FR" fo:font-style="normal" fo:font-weight="bold" style:font-style-asian="normal" style:font-weight-asian="bold" style:font-style-complex="normal" style:font-weight-complex="bold"/>
    </style:style>
    <style:style style:name="T27" style:family="text">
      <style:text-properties fo:language="fr" fo:country="FR" fo:font-weight="normal" officeooo:rsid="001ff4ba" style:font-weight-asian="normal" style:font-weight-complex="normal"/>
    </style:style>
    <style:style style:name="T28" style:family="text">
      <style:text-properties fo:language="fr" fo:country="FR" style:text-underline-style="none" fo:font-weight="normal" style:font-weight-asian="normal" style:font-weight-complex="normal"/>
    </style:style>
    <style:style style:name="T29" style:family="text">
      <style:text-properties fo:language="fr" fo:country="FR" style:text-underline-style="none" fo:font-weight="normal" officeooo:rsid="0027f968" style:font-weight-asian="normal" style:font-weight-complex="normal"/>
    </style:style>
    <style:style style:name="T30" style:family="text">
      <style:text-properties fo:language="fr" fo:country="FR" officeooo:rsid="002cd1f0"/>
    </style:style>
    <style:style style:name="T31" style:family="text">
      <style:text-properties style:text-line-through-style="solid" style:text-line-through-type="single" fo:language="fr" fo:country="FR" fo:font-style="normal" style:text-underline-style="none" style:font-style-asian="normal" style:font-style-complex="normal"/>
    </style:style>
    <style:style style:name="T32" style:family="text">
      <style:text-properties style:text-line-through-style="none" style:text-line-through-type="none" fo:language="fr" fo:country="FR" fo:font-style="normal" style:text-underline-style="none" style:font-style-asian="normal" style:font-style-complex="normal"/>
    </style:style>
    <style:style style:name="T33" style:family="text">
      <style:text-properties style:text-line-through-style="none" style:text-line-through-type="none" fo:language="fr" fo:country="FR" fo:font-style="normal" style:text-underline-style="none" officeooo:rsid="002cd1f0" style:font-style-asian="normal" style:font-style-complex="normal"/>
    </style:style>
    <style:style style:name="T34" style:family="text">
      <style:text-properties style:text-line-through-style="none" style:text-line-through-type="none" fo:language="fr" fo:country="FR" fo:font-style="normal" style:text-underline-style="none" fo:font-weight="normal" style:font-style-asian="normal" style:font-weight-asian="normal" style:font-style-complex="normal" style:font-weight-complex="normal"/>
    </style:style>
    <style:style style:name="T35" style:family="text">
      <style:text-properties style:text-line-through-style="none" style:text-line-through-type="none" fo:language="fr" fo:country="FR" fo:font-style="normal" style:text-underline-style="none" fo:font-weight="normal" officeooo:rsid="002cd1f0" style:font-style-asian="normal" style:font-weight-asian="normal" style:font-style-complex="normal" style:font-weight-complex="normal"/>
    </style:style>
    <style:style style:name="T36" style:family="text">
      <style:text-properties style:text-line-through-style="none" style:text-line-through-type="none" fo:language="fr" fo:country="FR" fo:font-style="normal" style:text-underline-style="none" fo:font-weight="normal" officeooo:rsid="002eb981" style:font-style-asian="normal" style:font-weight-asian="normal" style:font-style-complex="normal" style:font-weight-complex="normal"/>
    </style:style>
    <style:style style:name="T37" style:family="text">
      <style:text-properties style:text-line-through-style="none" style:text-line-through-type="none" fo:language="fr" fo:country="FR" fo:font-style="normal" style:font-style-asian="normal" style:font-style-complex="normal"/>
    </style:style>
    <style:style style:name="T38" style:family="text">
      <style:text-properties fo:color="#111111" fo:language="fr" fo:country="FR"/>
    </style:style>
    <style:style style:name="T39" style:family="text">
      <style:text-properties fo:color="#3465a4" style:text-line-through-style="none" style:text-line-through-type="none" fo:language="fr" fo:country="FR" fo:font-style="normal" style:text-underline-style="none" fo:font-weight="normal" style:font-style-asian="normal" style:font-weight-asian="normal" style:font-style-complex="normal" style:font-weight-complex="normal"/>
    </style:style>
  </office:automatic-styles>
  <office:body>
    <office:text text:use-soft-page-breaks="true">
      <office:forms form:automatic-focus="false" form:apply-design-mode="false"/>
      <text:tracked-changes>
        <text:changed-region xml:id="ct94639925747376" text:id="ct94639925747376">
          <text:deletion>
            <office:change-info>
              <dc:creator>Unknown Author</dc:creator>
              <dc:date>2023-08-12T13:29:43</dc:date>
            </office:change-info>
            <text:p text:style-name="P21"><text:span text:style-name="T32">conteneurdegithub1</text:span></text:p>
          </text:deletion>
        </text:changed-region>
        <text:changed-region xml:id="ct94639906493072" text:id="ct94639906493072">
          <text:insertion>
            <office:change-info>
              <dc:creator>Unknown Author</dc:creator>
              <dc:date>2023-08-12T13:29:43</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user-content-creersonpropregithub"/>CreerSonPropreGithub</text:h>
      <text:p text:style-name="Text_20_body"/>
      <text:p text:style-name="P3">1-explication de git et github</text:p>
      <text:p text:style-name="P3">2-differnce entre git et github</text:p>
      <text:p text:style-name="P3">3-creation de notre github</text:p>
      <text:p text:style-name="Standard"/>
      <text:p text:style-name="Standard"/>
      <text:p text:style-name="P4">1-explication de git et github</text:p>
      <text:p text:style-name="P4"/>
      <text:p text:style-name="P4">git </text:p>
      <text:p text:style-name="P8"><text:tab/>git est ce qu.on appelle (<text:span text:style-name="T1">VLC) ou version control system </text:span><text:span text:style-name="T2">ou encore systeme de controle de version en fe=rancais.</text:span></text:p>
      <text:p text:style-name="P10"><text:span text:style-name="T4">C’est un outils qui vas nous premetre versionner notre code.</text:span><text:span text:style-name="T5">Il</text:span><text:span text:style-name="T2"> est de loin le système de contrôle de version le plus largement utilisé aujourd'hui. Git est un projet open source avancé, qui est activement maintenu. À l'origine, il a été développé en 2005 par Linus Torvalds, le créateur bien connu du noyau du système d'exploitation Linux. </text:span></text:p>
      <text:p text:style-name="P10"><text:span text:style-name="T2"/></text:p>
      <text:p text:style-name="P4"><text:span text:style-name="T2">Github</text:span><text:span text:style-name="T3"> </text:span></text:p>
      <text:p text:style-name="P4"><text:span text:style-name="T3"><text:tab/>par contre ce qu’on appele remote repository</text:span><text:span text:style-name="T6">(comme: gitlab, </text:span><text:span text:style-name="T7">bitbucket, aws Codecommit</text:span><text:span text:style-name="T3">, </text:span><text:span text:style-name="T7">google cloud source repository)</text:span><text:span text:style-name="T3"> .</text:span><text:span text:style-name="T7">Il es precisement </text:span><text:span text:style-name="T6"><text:s/></text:span><text:span text:style-name="T7">un logiciel de cotrole de version</text:span><text:span text:style-name="T6"> car il utilise git en interne.</text:span></text:p>
      <text:p text:style-name="P6"><text:span text:style-name="T6">A</text:span><text:span text:style-name="T3">vant github, l’utilisation de git de fesait en local, on povais d’ors et deja creer , versionner notre code , revenir a la version precedente...(bref y appliquer touts les commande possible) sauf que le travail fait restait en local.</text:span></text:p>
      <text:p text:style-name="P6"><text:span text:style-name="T3">Puis es survenue le probleme de la disponibilite (car la code ecrit n’etait accesible qu’uniquement sur notre machine). Avec l’avennemt des solution cloud, GITHUB est donc nee, ce logiciel vas nous premettre de faire tout ce que git tout seul nous premettait de faire avant. Mais sauf qu’il vient resoudre la probleme de disponibilite.</text:span></text:p>
      <text:p text:style-name="P7"><text:span text:style-name="T3">Grace a github on peut donc aussi versionner notre code , et de plus il peut ettre accesible de toutes machines connecte a internet. C’est donc pour cela qu’on dit que github utilise github.</text:span></text:p>
      <text:p text:style-name="P5"><text:span text:style-name="T2">2-differnce entre git et github</text:span></text:p>
      <text:p text:style-name="P2"><text:span text:style-name="T8">Pour résumer la </text:span><text:span text:style-name="T9">différence entre</text:span><text:span text:style-name="T8"> les deux :<text:line-break/></text:span><text:span text:style-name="T9">Git est</text:span><text:span text:style-name="T8"> un logiciel local qui permet aux développeurs de sauvegarder instantanément leurs projets au fil</text:span></text:p>
      <text:p text:style-name="P1"><text:soft-page-break/><text:span text:style-name="T27"><text:s/>du temps. </text:span><text:span text:style-name="T10">GitHub est</text:span><text:span text:style-name="T27"> une plateforme web qui intègre les fonctionnalités de contrôle de version de </text:span><text:span text:style-name="T10">Git</text:span><text:span text:style-name="T27"> afin de pouvoir les utiliser en collaboration.</text:span></text:p>
      <text:p text:style-name="P1"><text:span text:style-name="T27"/></text:p>
      <text:p text:style-name="P5"><text:span text:style-name="T8">3-creation de notre github</text:span></text:p>
      <text:p text:style-name="P9"><text:span text:style-name="T8">Ici nous n’alons pas créer un créer un logiciel complet comme github, ce que nous allons faire c’est de créer un depot distant , pour cela nous allons utiliser un conteneur docker docker accesiblle en ssh.</text:span></text:p>
      <text:p text:style-name="P9"><text:span text:style-name="T8">Ne soyew pas fustre par l’utilisation des mot, ces notions en elles meme sont facile a predre en main.</text:span></text:p>
      <text:p text:style-name="P9"><text:span text:style-name="T8"/></text:p>
      <text:p text:style-name="P9"><text:span text:style-name="T8"/></text:p>
      <text:p text:style-name="P9"><text:span text:style-name="T8"><text:tab/></text:span><text:span text:style-name="T11">Prerequis : </text:span><text:span text:style-name="T8">-installer docker,</text:span><text:span text:style-name="T30"> ssh</text:span><text:span text:style-name="T8"> et git sur sa machine.</text:span></text:p>
      <text:p text:style-name="P16"><text:span text:style-name="T8">Etape1 :</text:span><text:span text:style-name="T28"> </text:span><text:span text:style-name="T29">ecrire un Dockerfile pour </text:span><text:span text:style-name="T28">créer une image accesible en ssh</text:span></text:p>
      <text:p text:style-name="P17"><text:span text:style-name="T28">pour clela vous pouvez partir de l’image robertolandry/hello_ssh, elle a pour utilisateur hello_user.</text:span></text:p>
      <text:p text:style-name="P18"><text:span text:style-name="T28">Le principe c’est de generer une paire de cle en local et copier le contenue de celle avec l’extention .pub dans le fichier authorized_keys situe daans le home directory de l’tilisateur en question( hello_user pour notre cas) . Ici le chemin seras donc </text:span><text:span text:style-name="T14">home/hello_user/.ssh/authorized_keys.</text:span></text:p>
      <text:p text:style-name="P20"><text:span text:style-name="T14">Exple : COPY </text:span><text:span text:style-name="T15">cle</text:span><text:span text:style-name="T14">.pub <text:s text:c="2"/>/home/hello_user/.ssh/authorized_keys</text:span></text:p>
      <text:p text:style-name="P18"><text:span text:style-name="T14">Ensuite ,</text:span></text:p>
      <text:p text:style-name="P18"><text:span text:style-name="T16">etape2:installer git dans le dockerfile</text:span></text:p>
      <text:p text:style-name="P11"><text:span text:style-name="T16">cela se fait en deus commandes :</text:span></text:p>
      <text:p text:style-name="P11"><text:span text:style-name="T16">RUN sudo apt update</text:span></text:p>
      <text:p text:style-name="P18"><text:span text:style-name="T14">RUN <text:s/>sudo apt install git.</text:span></text:p>
      <text:p text:style-name="P18"><text:span text:style-name="T14">Enfin,</text:span></text:p>
      <text:p text:style-name="P18"><text:span text:style-name="T12">etape3 :</text:span><text:span text:style-name="T16"> exposer le port 22, et créer un depot local grace au git init, demarer le service ssh</text:span></text:p>
      <text:p text:style-name="P12"><text:span text:style-name="T16">les commandes sont respectivement les suivantes :</text:span></text:p>
      <text:p text:style-name="P12"><text:span text:style-name="T16">RUN git init --bare /home/hello_user/test/</text:span></text:p>
      <text:p text:style-name="P12"><text:span text:style-name="T16">RUN sudo chmod </text:span><text:span text:style-name="T18">666</text:span><text:span text:style-name="T16"> -R /home/hello_user/</text:span><text:span text:style-name="T20">test</text:span></text:p>
      <text:p text:style-name="P12"><text:span text:style-name="T16">EXPOSE 22</text:span></text:p>
      <text:p text:style-name="P12"><text:span text:style-name="T16">CMD ["/usr/sbin/sshd" , "-D"]</text:span></text:p>
      <text:p text:style-name="P19"><text:span text:style-name="T12">etape3 :</text:span><text:span text:style-name="T16"> </text:span><text:span text:style-name="T17">ensuite créer l’image a partir du dockerfile</text:span></text:p>
      <text:p text:style-name="P13"><text:span text:style-name="T16">ceci se fait a partir de la commande : docker build -</text:span><text:span text:style-name="T32">t  <text:s/>nomimage CheminVersLeDockerfile</text:span></text:p>
      <text:p text:style-name="P13"><text:span text:style-name="T32">Exple : docker <text:s text:c="2"/>build -t imagegithub ./Dockerfile</text:span></text:p>
      <text:p text:style-name="P20"><text:span text:style-name="T37">etape4 :</text:span><text:span text:style-name="T32"> créer le conteneur a partir de l’image</text:span></text:p>
      <text:p text:style-name="P13"><text:soft-page-break/><text:span text:style-name="T32">ceci a partir de la commande : docker run -d –</text:span><text:span text:style-name="T33">name </text:span><text:span text:style-name="T32">nomconteneur </text:span><text:span text:style-name="T33">nomimage</text:span></text:p>
      <text:p text:style-name="P14"><text:span text:style-name="T32">Exple : docker run -d conteneurdepotgithub1 imagegithub</text:span></text:p>
      <text:p text:style-name="P21"><text:span text:style-name="T37">etape5 :</text:span><text:span text:style-name="T32"> l’heure de tester la connectivite en ssh</text:span></text:p>
      <text:p text:style-name="P21"><text:span text:style-name="T32">-il faut d’abord avoir l’addresse ip du conteneurdegithub1</text:span></text:p>
      <text:p text:style-name="P21"><text:span text:style-name="T32"><text:tab/></text:span><text:span text:style-name="T34">pour se faire la commande est assez simple :docker inspect conteneurdegithub1</text:span></text:p>
      <text:p text:style-name="P21"><text:span text:style-name="T34"><text:tab/>plus bas il y’aura un champ addresse ip, copier l’addresse en question</text:span></text:p>
      <text:p text:style-name="P21"><text:span text:style-name="T34">-</text:span><text:span text:style-name="T32">il faut maintenant tester la connection en ssh du </text:span><text:change text:change-id="ct94639925747376"/><text:change-start text:change-id="ct94639906493072"/><text:span text:style-name="T32"><text:tab/></text:span><text:change-end text:change-id="ct94639906493072"/></text:p>
      <text:p text:style-name="P27"><text:span text:style-name="T35"><text:s/><text:tab/>pour se faire la commande est : ssh -i nom</text:span><text:span text:style-name="T36">cleprive</text:span><text:span text:style-name="T35">genereploshaut </text:span><text:a xlink:type="simple" xlink:href="mailto:nonutilisateurduconteneur@addresse" text:style-name="Internet_20_link" text:visited-style-name="Visited_20_Internet_20_Link">nonutilisateurduconteneur@addresse</text:a><text:span text:style-name="T38">ip</text:span></text:p>
      <text:p text:style-name="P22"><text:span text:style-name="T34">Exple : ssh -i key </text:span><text:a xlink:type="simple" xlink:href="mailto:hello_user@127.17.0.2" text:style-name="Internet_20_link" text:visited-style-name="Visited_20_Internet_20_Link"><text:span text:style-name="T39">hello_user@127.17.0.2</text:span></text:a></text:p>
      <text:p text:style-name="P22"><text:span text:style-name="T34">si c ‘est bon vous aurez surement un truc comme ceci</text:span></text:p>
      <text:p text:style-name="P28"><text:span text:style-name="T34">Welcome to Ubuntu 20.04.6 LTS (GNU/Linux 5.4.0-150-generic x86_64)</text:span></text:p>
      <text:p text:style-name="P28"><text:span text:style-name="T34"/></text:p>
      <text:p text:style-name="P28"><text:span text:style-name="T34"><text:s/>* Documentation: <text:s/>https://help.ubuntu.com</text:span></text:p>
      <text:p text:style-name="P28"><text:span text:style-name="T34"><text:s/>* Management: <text:s text:c="4"/>https://landscape.canonical.com</text:span></text:p>
      <text:p text:style-name="P28"><text:span text:style-name="T34"><text:s/>* Support: <text:s text:c="7"/>https://ubuntu.com/advantage</text:span></text:p>
      <text:p text:style-name="P28"><text:span text:style-name="T34"/></text:p>
      <text:p text:style-name="P28"><text:span text:style-name="T34">This system has been minimized by removing packages and content that are</text:span></text:p>
      <text:p text:style-name="P28"><text:span text:style-name="T34">not required on a system that users do not log into.</text:span></text:p>
      <text:p text:style-name="P28"><text:span text:style-name="T34"/></text:p>
      <text:p text:style-name="P28"><text:span text:style-name="T34">To restore this content, you can run the 'unminimize' command.</text:span></text:p>
      <text:p text:style-name="P28"><text:span text:style-name="T34">hello_user@b6c50ea9b223:~$ </text:span></text:p>
      <text:p text:style-name="P20"><text:span text:style-name="T16"/></text:p>
      <text:p text:style-name="P20"><text:span text:style-name="T16">-</text:span><text:span text:style-name="T19">si votre resultat est le meme vous avez presque finit, on vas maintenant créer un depot local et envoyer nos travaux dans le depot distant qui est notre conteneurdegithub1.</text:span></text:p>
      <text:p text:style-name="P23"><text:span text:style-name="T16"><text:tab/>1- créer un dossier dans votre machine et y entrer</text:span></text:p>
      <text:p text:style-name="P23"><text:span text:style-name="T16"><text:tab/>2- faire un git init</text:span></text:p>
      <text:p text:style-name="P23"><text:span text:style-name="T16"><text:tab/>3- produire un travail : </text:span><text:span text:style-name="T14">ca peut etre nimporte qui, créer meme un fichier a.txt dans le meme dossie</text:span></text:p>
      <text:p text:style-name="P23"><text:span text:style-name="T14"><text:tab/></text:span><text:span text:style-name="T16">4- faire un git add : git add .</text:span></text:p>
      <text:p text:style-name="P23"><text:span text:style-name="T16"><text:tab/>5- faire un commit : git commit -m ‘‘version1’’</text:span></text:p>
      <text:p text:style-name="P23"><text:span text:style-name="T16">-maintenant vient la partie la plus crutiale : </text:span><text:span text:style-name="T25">la liaison des deux depots</text:span></text:p>
      <text:p text:style-name="P13"><text:span text:style-name="T16"><text:tab/></text:span><text:span text:style-name="T19">ceci est aussi simple </text:span><text:span text:style-name="T20">, elle se fait grace a la commade :</text:span></text:p>
      <text:p text:style-name="P13"><text:span text:style-name="T20"><text:tab/></text:span><text:span text:style-name="T23">git remote add origin ssh://hello_user@172.17.0.2/home/hello_user/test</text:span></text:p>
      <text:p text:style-name="P13"><text:soft-page-break/><text:span text:style-name="T23">-maintenant on peut faire un push : </text:span></text:p>
      <text:p text:style-name="P15"><text:span text:style-name="T26">NB :</text:span><text:span text:style-name="T22"> </text:span><text:span text:style-name="T16"><text:s/>il est a noter qu’avant de faire le push, comme sur github et vu qu’on fait un push en ssh, il faut copier le contenue de la cle publique id_rsa.pub situe dans le dossier </text:span><text:span text:style-name="T22">.ssh</text:span><text:span text:style-name="T16"> de votre home directory <text:s/>et le coller a la suite dans le fichier </text:span><text:span text:style-name="T22">authorized_keys</text:span><text:span text:style-name="T16"> situe dans le dossier </text:span><text:span text:style-name="T22">.ssh</text:span><text:span text:style-name="T16"> du conteneur.</text:span></text:p>
      <text:p text:style-name="P15"><text:span text:style-name="T16">Si toute fois <text:s/>sur votre machine , il n’y a pas cette cle il fait soit il faut faire un </text:span><text:span text:style-name="T22">ssh-keygen </text:span><text:span text:style-name="T16"><text:s/>sur le terminal de votre machine et taper a chaques fois sur la touche entrer.</text:span></text:p>
      <text:p text:style-name="P15"><text:span text:style-name="T16">Ou bien copier la cle prive de la paire de cle genere plus pour l’acces en ssh au conteneur, et la coller dans le dossier .</text:span><text:span text:style-name="T22">ssh</text:span><text:span text:style-name="T16"> <text:s/>du home directory de votre machine locale.</text:span></text:p>
      <text:p text:style-name="P15"><text:span text:style-name="T16">:)</text:span></text:p>
      <text:p text:style-name="P15"><text:span text:style-name="T16">ci c’est fait , on peut maintenant faire un push. Ceci grace a la commnde :</text:span></text:p>
      <text:p text:style-name="P24"><text:span text:style-name="T16">git push -u origin master</text:span></text:p>
      <text:p text:style-name="P24"><text:span text:style-name="T16"/></text:p>
      <text:p text:style-name="P26"><text:span text:style-name="T12">Merci pour votre temps et votre attention !!!</text:span></text:p>
      <text:p text:style-name="P25"><text:span text:style-name="T16"><text:s/></text:span><text:span text:style-name="T21">pour ceux qui n’ont pas pu arriver a ce niveau, j’ai mis dans mon repository github un script qui vous permetra de faire cela automatiquement.</text:span></text:p>
      <text:p text:style-name="P25"><text:span text:style-name="T21"><text:s/></text:span></text:p>
      <text:p text:style-name="P15"><text:span text:style-name="T16"><text:s/></text:span><text:span text:style-name="T13">PREREQUIS POUR UTILISER LE SCRIPT :</text:span></text:p>
      <text:p text:style-name="P15"><text:span text:style-name="T21">- </text:span><text:span text:style-name="T24">installer github sur votre machine locale</text:span></text:p>
      <text:p text:style-name="P15"><text:span text:style-name="T24">-installer ssh sur votre machine locale</text:span></text:p>
      <text:p text:style-name="P15"><text:span text:style-name="T24">-installer docker sur votre machine locale</text:span></text:p>
      <text:p text:style-name="P18"><text:span text:style-name="T16"><text:tab/></text:span></text:p>
      <text:p text:style-name="P16"><text:span text:style-name="T28"/></text:p>
      <text:p text:style-name="P16"><text:span text:style-name="T28"><text:s/></text:span></text:p>
      <text:p text:style-name="P16"><text:span text:style-name="T28"/></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8-11T22:45:37.726257016</meta:creation-date>
    <dc:date>2023-08-12T16:25:08.295652996</dc:date>
    <meta:editing-duration>PT2H47M44S</meta:editing-duration>
    <meta:editing-cycles>1</meta:editing-cycles>
    <meta:document-statistic meta:table-count="0" meta:image-count="0" meta:object-count="0" meta:page-count="4" meta:paragraph-count="83" meta:word-count="1031" meta:character-count="6251" meta:non-whitespace-character-count="5246"/>
    <meta:generator>LibreOffice/6.4.7.2$Linux_X86_64 LibreOffice_project/40$Build-2</meta:generator>
  </office:meta>
</office:document-meta>
</file>